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1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2-03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6-0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26322580645" calcext:value-type="float">
            <text:p>10.98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825" calcext:value-type="float">
            <text:p>10.7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968" calcext:value-type="float">
            <text:p>11.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14909090909" calcext:value-type="float">
            <text:p>11.3514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736" calcext:value-type="float">
            <text:p>10.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975" calcext:value-type="float">
            <text:p>11.22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1975" calcext:value-type="float">
            <text:p>11.99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44516129032" calcext:value-type="float">
            <text:p>12.63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47" calcext:value-type="float">
            <text:p>14.7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26580645161" calcext:value-type="float">
            <text:p>16.84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05032258065" calcext:value-type="float">
            <text:p>15.21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36129032258" calcext:value-type="float">
            <text:p>12.68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5025" calcext:value-type="float">
            <text:p>13.5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4125" calcext:value-type="float">
            <text:p>13.95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36" calcext:value-type="float">
            <text:p>11.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9425" calcext:value-type="float">
            <text:p>10.63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136" calcext:value-type="float">
            <text:p>12.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4181818182" calcext:value-type="float">
            <text:p>14.2794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65419354839" calcext:value-type="float">
            <text:p>14.85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5264516129" calcext:value-type="float">
            <text:p>14.3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1935483871" calcext:value-type="float">
            <text:p>12.7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7862068966" calcext:value-type="float">
            <text:p>11.4667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35741935484" calcext:value-type="float">
            <text:p>11.51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275" calcext:value-type="float">
            <text:p>12.48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952" calcext:value-type="float">
            <text:p>12.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825" calcext:value-type="float">
            <text:p>11.17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064516129" calcext:value-type="float">
            <text:p>10.0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05" calcext:value-type="float">
            <text:p>10.30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01161290323" calcext:value-type="float">
            <text:p>11.130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4387096774" calcext:value-type="float">
            <text:p>12.75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16129032258" calcext:value-type="float">
            <text:p>15.73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2387096774" calcext:value-type="float">
            <text:p>16.10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50709677419" calcext:value-type="float">
            <text:p>16.115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9793103448" calcext:value-type="float">
            <text:p>13.6949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43225806452" calcext:value-type="float">
            <text:p>13.81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84" calcext:value-type="float">
            <text:p>12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35" calcext:value-type="float">
            <text:p>11.5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544" calcext:value-type="float">
            <text:p>10.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9025" calcext:value-type="float">
            <text:p>11.2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1290322581" calcext:value-type="float">
            <text:p>12.53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12774193548" calcext:value-type="float">
            <text:p>15.751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2580645161" calcext:value-type="float">
            <text:p>18.97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312" calcext:value-type="float">
            <text:p>18.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08774193548" calcext:value-type="float">
            <text:p>16.360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4675" calcext:value-type="float">
            <text:p>14.54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65419354839" calcext:value-type="float">
            <text:p>14.85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49935483871" calcext:value-type="float">
            <text:p>13.77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71" calcext:value-type="float">
            <text:p>11.0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688" calcext:value-type="float">
            <text:p>10.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325" calcext:value-type="float">
            <text:p>10.60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2580645161" calcext:value-type="float">
            <text:p>11.35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4387096774" calcext:value-type="float">
            <text:p>12.752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80516129032" calcext:value-type="float">
            <text:p>14.76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98580645161" calcext:value-type="float">
            <text:p>13.48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6516129032" calcext:value-type="float">
            <text:p>12.32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528" calcext:value-type="float">
            <text:p>10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264516129" calcext:value-type="float">
            <text:p>11.2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6864516129" calcext:value-type="float">
            <text:p>11.9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832" calcext:value-type="float">
            <text:p>11.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475" calcext:value-type="float">
            <text:p>10.6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3096774194" calcext:value-type="float">
            <text:p>10.88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5" calcext:value-type="float">
            <text:p>12.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5664516129" calcext:value-type="float">
            <text:p>13.7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85548387097" calcext:value-type="float">
            <text:p>14.73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45935483871" calcext:value-type="float">
            <text:p>14.38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00258064516" calcext:value-type="float">
            <text:p>13.48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0620689655" calcext:value-type="float">
            <text:p>12.255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95870967742" calcext:value-type="float">
            <text:p>12.91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1" calcext:value-type="float">
            <text:p>12.2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0068965517" calcext:value-type="float">
            <text:p>12.7070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1875" calcext:value-type="float">
            <text:p>11.19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08" calcext:value-type="float">
            <text:p>11.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87741935484" calcext:value-type="float">
            <text:p>11.208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55225806452" calcext:value-type="float">
            <text:p>11.985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1677419355" calcext:value-type="float">
            <text:p>13.70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78838709677" calcext:value-type="float">
            <text:p>14.77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06967741936" calcext:value-type="float">
            <text:p>13.44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98580645161" calcext:value-type="float">
            <text:p>13.48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75310344828" calcext:value-type="float">
            <text:p>13.747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14064516129" calcext:value-type="float">
            <text:p>14.571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45" calcext:value-type="float">
            <text:p>13.8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475" calcext:value-type="float">
            <text:p>11.03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8451612903" calcext:value-type="float">
            <text:p>10.55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0975" calcext:value-type="float">
            <text:p>11.61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9612903226" calcext:value-type="float">
            <text:p>14.069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4464516129" calcext:value-type="float">
            <text:p>15.5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64129032258" calcext:value-type="float">
            <text:p>16.03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26580645161" calcext:value-type="float">
            <text:p>16.84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39142857143" calcext:value-type="float">
            <text:p>15.533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73818181818" calcext:value-type="float">
            <text:p>13.457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18064516129" calcext:value-type="float">
            <text:p>13.96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28" calcext:value-type="float">
            <text:p>13.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975" calcext:value-type="float">
            <text:p>11.22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152" calcext:value-type="float">
            <text:p>10.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43" calcext:value-type="float">
            <text:p>11.5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2774193548" calcext:value-type="float">
            <text:p>12.70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61419354839" calcext:value-type="float">
            <text:p>15.46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26967741936" calcext:value-type="float">
            <text:p>18.012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88387096774" calcext:value-type="float">
            <text:p>18.23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3935483871" calcext:value-type="float">
            <text:p>17.7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2137931035" calcext:value-type="float">
            <text:p>15.9652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85" calcext:value-type="float">
            <text:p>15.18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5575" calcext:value-type="float">
            <text:p>14.1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08" calcext:value-type="float">
            <text:p>12.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925" calcext:value-type="float">
            <text:p>11.59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86064516129" calcext:value-type="float">
            <text:p>11.21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925" calcext:value-type="float">
            <text:p>11.9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54967741935" calcext:value-type="float">
            <text:p>13.745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232" calcext:value-type="float">
            <text:p>16.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9664516129" calcext:value-type="float">
            <text:p>15.2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9225806452" calcext:value-type="float">
            <text:p>15.94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71310344828" calcext:value-type="float">
            <text:p>14.357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1483870968" calcext:value-type="float">
            <text:p>15.40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475" calcext:value-type="float">
            <text:p>15.99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536" calcext:value-type="float">
            <text:p>14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7425" calcext:value-type="float">
            <text:p>13.6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4258064516" calcext:value-type="float">
            <text:p>11.34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475" calcext:value-type="float">
            <text:p>11.3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3096774194" calcext:value-type="float">
            <text:p>12.40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44258064516" calcext:value-type="float">
            <text:p>14.39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35" calcext:value-type="float">
            <text:p>14.6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89161290323" calcext:value-type="float">
            <text:p>12.95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87483870968" calcext:value-type="float">
            <text:p>12.968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16965517241" calcext:value-type="float">
            <text:p>12.3916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06967741936" calcext:value-type="float">
            <text:p>13.44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255" calcext:value-type="float">
            <text:p>12.7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1125" calcext:value-type="float">
            <text:p>12.8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2903225807" calcext:value-type="float">
            <text:p>11.061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35" calcext:value-type="float">
            <text:p>11.5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8064516129" calcext:value-type="float">
            <text:p>12.43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9096774194" calcext:value-type="float">
            <text:p>14.54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325" calcext:value-type="float">
            <text:p>18.3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42064516129" calcext:value-type="float">
            <text:p>17.924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93419354839" calcext:value-type="float">
            <text:p>18.20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2206896552" calcext:value-type="float">
            <text:p>16.480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1741935484" calcext:value-type="float">
            <text:p>15.171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325" calcext:value-type="float">
            <text:p>14.41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256" calcext:value-type="float">
            <text:p>14.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525" calcext:value-type="float">
            <text:p>12.58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22322580645" calcext:value-type="float">
            <text:p>11.592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98909090909" calcext:value-type="float">
            <text:p>11.2498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1264516129" calcext:value-type="float">
            <text:p>12.8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49677419355" calcext:value-type="float">
            <text:p>15.53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97" calcext:value-type="float">
            <text:p>16.6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97290322581" calcext:value-type="float">
            <text:p>14.66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61103448276" calcext:value-type="float">
            <text:p>14.3361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2825" calcext:value-type="float">
            <text:p>14.98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016" calcext:value-type="float">
            <text:p>13.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5" calcext:value-type="float">
            <text:p>13.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37161290323" calcext:value-type="float">
            <text:p>13.263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2125" calcext:value-type="float">
            <text:p>13.19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22451612903" calcext:value-type="float">
            <text:p>14.52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3290322581" calcext:value-type="float">
            <text:p>16.803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61806451613" calcext:value-type="float">
            <text:p>16.63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81548387097" calcext:value-type="float">
            <text:p>15.34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2344827586" calcext:value-type="float">
            <text:p>12.938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58967741936" calcext:value-type="float">
            <text:p>13.135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925" calcext:value-type="float">
            <text:p>14.63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808" calcext:value-type="float">
            <text:p>13.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8727272727" calcext:value-type="float">
            <text:p>12.616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4225" calcext:value-type="float">
            <text:p>10.94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4375" calcext:value-type="float">
            <text:p>12.14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10322580645" calcext:value-type="float">
            <text:p>13.42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33411764706" calcext:value-type="float">
            <text:p>16.4233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21454545455" calcext:value-type="float">
            <text:p>17.5121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07741935484" calcext:value-type="float">
            <text:p>15.780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23310344828" calcext:value-type="float">
            <text:p>14.0523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4903225807" calcext:value-type="float">
            <text:p>13.804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54580645161" calcext:value-type="float">
            <text:p>12.57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43870967742" calcext:value-type="float">
            <text:p>13.22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97" calcext:value-type="float">
            <text:p>12.8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1096774194" calcext:value-type="float">
            <text:p>12.71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1375" calcext:value-type="float">
            <text:p>11.00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925" calcext:value-type="float">
            <text:p>10.82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68" calcext:value-type="float">
            <text:p>12.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69090909091" calcext:value-type="float">
            <text:p>13.946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2344827586" calcext:value-type="float">
            <text:p>12.938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0571428571" calcext:value-type="float">
            <text:p>14.282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5" calcext:value-type="float">
            <text:p>13.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845" calcext:value-type="float">
            <text:p>14.26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248" calcext:value-type="float">
            <text:p>13.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4225" calcext:value-type="float">
            <text:p>10.94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6709677419" calcext:value-type="float">
            <text:p>10.62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71" calcext:value-type="float">
            <text:p>11.0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47870967742" calcext:value-type="float">
            <text:p>12.614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16129032258" calcext:value-type="float">
            <text:p>15.73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99636363636" calcext:value-type="float">
            <text:p>16.4499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184" calcext:value-type="float">
            <text:p>15.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9325" calcext:value-type="float">
            <text:p>13.64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792" calcext:value-type="float">
            <text:p>12.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8903225807" calcext:value-type="float">
            <text:p>13.194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4575" calcext:value-type="float">
            <text:p>13.74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24" calcext:value-type="float">
            <text:p>12.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3775" calcext:value-type="float">
            <text:p>11.15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85677419355" calcext:value-type="float">
            <text:p>10.04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41" calcext:value-type="float">
            <text:p>9.9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8064516129" calcext:value-type="float">
            <text:p>10.913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00903225807" calcext:value-type="float">
            <text:p>12.890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525" calcext:value-type="float">
            <text:p>14.48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91225806452" calcext:value-type="float">
            <text:p>14.119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14322580645" calcext:value-type="float">
            <text:p>12.81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8625" calcext:value-type="float">
            <text:p>11.8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25677419355" calcext:value-type="float">
            <text:p>11.57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9225806452" calcext:value-type="float">
            <text:p>12.89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9125" calcext:value-type="float">
            <text:p>12.04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2903225807" calcext:value-type="float">
            <text:p>11.061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1425" calcext:value-type="float">
            <text:p>11.40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45142857143" calcext:value-type="float">
            <text:p>16.524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53818181818" calcext:value-type="float">
            <text:p>19.045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2864516129" calcext:value-type="float">
            <text:p>18.0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825" calcext:value-type="float">
            <text:p>16.4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06285714286" calcext:value-type="float">
            <text:p>15.370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85" calcext:value-type="float">
            <text:p>15.18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9264516129" calcext:value-type="float">
            <text:p>15.8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4625" calcext:value-type="float">
            <text:p>14.14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275" calcext:value-type="float">
            <text:p>12.10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17290322581" calcext:value-type="float">
            <text:p>11.62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9575" calcext:value-type="float">
            <text:p>11.83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5225806452" calcext:value-type="float">
            <text:p>13.509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55" calcext:value-type="float">
            <text:p>17.3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06580645161" calcext:value-type="float">
            <text:p>19.89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2387096774" calcext:value-type="float">
            <text:p>17.62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54838709677" calcext:value-type="float">
            <text:p>18.43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4068965517" calcext:value-type="float">
            <text:p>18.1934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6975" calcext:value-type="float">
            <text:p>17.70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96363636364" calcext:value-type="float">
            <text:p>17.1796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136" calcext:value-type="float">
            <text:p>15.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2625" calcext:value-type="float">
            <text:p>13.3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47076923077" calcext:value-type="float">
            <text:p>12.7547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5272727273" calcext:value-type="float">
            <text:p>15.2215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608" calcext:value-type="float">
            <text:p>19.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38181818182" calcext:value-type="float">
            <text:p>20.2738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3535483871" calcext:value-type="float">
            <text:p>17.9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5975" calcext:value-type="float">
            <text:p>17.3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6124137931" calcext:value-type="float">
            <text:p>15.36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75" calcext:value-type="float">
            <text:p>14.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72774193548" calcext:value-type="float">
            <text:p>14.227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26064516129" calcext:value-type="float">
            <text:p>12.74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275" calcext:value-type="float">
            <text:p>10.96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792" calcext:value-type="float">
            <text:p>11.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2285714286" calcext:value-type="float">
            <text:p>11.408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9806451613" calcext:value-type="float">
            <text:p>12.36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584" calcext:value-type="float">
            <text:p>14.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15" calcext:value-type="float">
            <text:p>18.3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76" calcext:value-type="float">
            <text:p>16.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75" calcext:value-type="float">
            <text:p>13.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365" calcext:value-type="float">
            <text:p>13.96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09777777778" calcext:value-type="float">
            <text:p>12.6209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6285714286" calcext:value-type="float">
            <text:p>11.560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64" calcext:value-type="float">
            <text:p>12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59" calcext:value-type="float">
            <text:p>12.9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365" calcext:value-type="float">
            <text:p>13.96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84258064516" calcext:value-type="float">
            <text:p>15.918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5806451613" calcext:value-type="float">
            <text:p>16.02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28" calcext:value-type="float">
            <text:p>13.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37032258065" calcext:value-type="float">
            <text:p>10.33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931428571429" calcext:value-type="float">
            <text:p>9.2093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5" calcext:value-type="float">
            <text:p>9.7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705" calcext:value-type="float">
            <text:p>10.6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3612903226" calcext:value-type="float">
            <text:p>11.93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15111111111" calcext:value-type="float">
            <text:p>10.9615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2413793104" calcext:value-type="float">
            <text:p>11.9292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7025" calcext:value-type="float">
            <text:p>14.29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38896551724" calcext:value-type="float">
            <text:p>16.143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21" calcext:value-type="float">
            <text:p>16.8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07428571429" calcext:value-type="float">
            <text:p>15.740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525" calcext:value-type="float">
            <text:p>15.24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632" calcext:value-type="float">
            <text:p>13.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8888888889" calcext:value-type="float">
            <text:p>12.3048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08689655172" calcext:value-type="float">
            <text:p>11.550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544" calcext:value-type="float">
            <text:p>11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91870967742" calcext:value-type="float">
            <text:p>13.52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075" calcext:value-type="float">
            <text:p>15.07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97935483871" calcext:value-type="float">
            <text:p>14.07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5612903226" calcext:value-type="float">
            <text:p>14.67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15172413793" calcext:value-type="float">
            <text:p>14.241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05" calcext:value-type="float">
            <text:p>12.5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6903225806" calcext:value-type="float">
            <text:p>13.499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5931034483" calcext:value-type="float">
            <text:p>10.762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15" calcext:value-type="float">
            <text:p>9.96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410322580645" calcext:value-type="float">
            <text:p>9.7241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27" calcext:value-type="float">
            <text:p>10.1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70857142857" calcext:value-type="float">
            <text:p>11.517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41548387097" calcext:value-type="float">
            <text:p>13.82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91" calcext:value-type="float">
            <text:p>15.6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1290322581" calcext:value-type="float">
            <text:p>14.06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09290322581" calcext:value-type="float">
            <text:p>12.84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51714285714" calcext:value-type="float">
            <text:p>11.985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725" calcext:value-type="float">
            <text:p>10.75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3575" calcext:value-type="float">
            <text:p>9.5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11612903226" calcext:value-type="float">
            <text:p>9.606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16" calcext:value-type="float">
            <text:p>10.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2387096774" calcext:value-type="float">
            <text:p>11.53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18064516129" calcext:value-type="float">
            <text:p>13.96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15" calcext:value-type="float">
            <text:p>15.67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58064516129" calcext:value-type="float">
            <text:p>15.48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65032258065" calcext:value-type="float">
            <text:p>13.686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44551724138" calcext:value-type="float">
            <text:p>12.6544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9333333333" calcext:value-type="float">
            <text:p>11.954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2695652174" calcext:value-type="float">
            <text:p>12.31126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8" calcext:value-type="float">
            <text:p>10.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4225" calcext:value-type="float">
            <text:p>10.94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7664516129" calcext:value-type="float">
            <text:p>10.68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11428571429" calcext:value-type="float">
            <text:p>11.321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51384615385" calcext:value-type="float">
            <text:p>11.8051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82838709677" calcext:value-type="float">
            <text:p>14.16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595" calcext:value-type="float">
            <text:p>13.3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4129032258" calcext:value-type="float">
            <text:p>11.464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195" calcext:value-type="float">
            <text:p>11.7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70857142857" calcext:value-type="float">
            <text:p>11.517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5325" calcext:value-type="float">
            <text:p>12.1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84" calcext:value-type="float">
            <text:p>12.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78285714286" calcext:value-type="float">
            <text:p>12.017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24827586207" calcext:value-type="float">
            <text:p>10.142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89032258065" calcext:value-type="float">
            <text:p>10.02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91741935484" calcext:value-type="float">
            <text:p>10.599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08" calcext:value-type="float">
            <text:p>11.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6675" calcext:value-type="float">
            <text:p>15.30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19741935484" calcext:value-type="float">
            <text:p>13.95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375" calcext:value-type="float">
            <text:p>14.4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2206896552" calcext:value-type="float">
            <text:p>14.956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375" calcext:value-type="float">
            <text:p>14.7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525" calcext:value-type="float">
            <text:p>13.7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2325" calcext:value-type="float">
            <text:p>10.98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7096774194" calcext:value-type="float">
            <text:p>10.27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292903225807" calcext:value-type="float">
            <text:p>9.7929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725" calcext:value-type="float">
            <text:p>10.3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8903225806" calcext:value-type="float">
            <text:p>11.670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835" calcext:value-type="float">
            <text:p>13.4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43714285714" calcext:value-type="float">
            <text:p>13.204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01935483871" calcext:value-type="float">
            <text:p>13.47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44" calcext:value-type="float">
            <text:p>12.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7" calcext:value-type="float">
            <text:p>11.6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04516129032" calcext:value-type="float">
            <text:p>11.11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53161290323" calcext:value-type="float">
            <text:p>10.82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3142857143" calcext:value-type="float">
            <text:p>11.876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74451612903" calcext:value-type="float">
            <text:p>14.21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21161290323" calcext:value-type="float">
            <text:p>15.702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31870967742" calcext:value-type="float">
            <text:p>15.05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6924137931" calcext:value-type="float">
            <text:p>14.146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305" calcext:value-type="float">
            <text:p>12.97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735" calcext:value-type="float">
            <text:p>13.0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96" calcext:value-type="float">
            <text:p>13.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99483870968" calcext:value-type="float">
            <text:p>11.13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57" calcext:value-type="float">
            <text:p>11.3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1096774194" calcext:value-type="float">
            <text:p>12.71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37290322581" calcext:value-type="float">
            <text:p>16.19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5090909091" calcext:value-type="float">
            <text:p>17.0965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6193548387" calcext:value-type="float">
            <text:p>15.672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4864516129" calcext:value-type="float">
            <text:p>14.9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2124137931" calcext:value-type="float">
            <text:p>13.84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17677419355" calcext:value-type="float">
            <text:p>12.79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808" calcext:value-type="float">
            <text:p>12.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85" calcext:value-type="float">
            <text:p>11.37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58838709677" calcext:value-type="float">
            <text:p>10.20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15" calcext:value-type="float">
            <text:p>10.7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4903225807" calcext:value-type="float">
            <text:p>12.28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1290322581" calcext:value-type="float">
            <text:p>14.06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9096774194" calcext:value-type="float">
            <text:p>14.54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21032258065" calcext:value-type="float">
            <text:p>12.772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14580645161" calcext:value-type="float">
            <text:p>11.05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584" calcext:value-type="float">
            <text:p>11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2464516129" calcext:value-type="float">
            <text:p>10.99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4675" calcext:value-type="float">
            <text:p>10.73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7419354839" calcext:value-type="float">
            <text:p>11.50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71612903226" calcext:value-type="float">
            <text:p>10.717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275" calcext:value-type="float">
            <text:p>10.2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855" calcext:value-type="float">
            <text:p>11.2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7741935484" calcext:value-type="float">
            <text:p>12.73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4025" calcext:value-type="float">
            <text:p>13.15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60903225807" calcext:value-type="float">
            <text:p>11.366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825" calcext:value-type="float">
            <text:p>10.7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5517241379" calcext:value-type="float">
            <text:p>10.720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8903225806" calcext:value-type="float">
            <text:p>10.146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96727272727" calcext:value-type="float">
            <text:p>10.889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024" calcext:value-type="float">
            <text:p>10.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1" calcext:value-type="float">
            <text:p>10.7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11612903226" calcext:value-type="float">
            <text:p>9.606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125" calcext:value-type="float">
            <text:p>10.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7125" calcext:value-type="float">
            <text:p>11.2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425" calcext:value-type="float">
            <text:p>14.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8903225807" calcext:value-type="float">
            <text:p>13.194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33090909091" calcext:value-type="float">
            <text:p>11.8133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91310344828" calcext:value-type="float">
            <text:p>11.309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7870967742" calcext:value-type="float">
            <text:p>11.09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805" calcext:value-type="float">
            <text:p>11.06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4175" calcext:value-type="float">
            <text:p>10.54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3806451613" calcext:value-type="float">
            <text:p>10.23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1290322581" calcext:value-type="float">
            <text:p>11.01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34451612903" calcext:value-type="float">
            <text:p>12.69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456" calcext:value-type="float">
            <text:p>14.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4464516129" calcext:value-type="float">
            <text:p>15.5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768" calcext:value-type="float">
            <text:p>14.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57677419355" calcext:value-type="float">
            <text:p>14.31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3096774194" calcext:value-type="float">
            <text:p>12.408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90451612903" calcext:value-type="float">
            <text:p>11.779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6" calcext:value-type="float">
            <text:p>12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05" calcext:value-type="float">
            <text:p>11.6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43741935484" calcext:value-type="float">
            <text:p>10.294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025" calcext:value-type="float">
            <text:p>9.6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3548387097" calcext:value-type="float">
            <text:p>10.47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8451612903" calcext:value-type="float">
            <text:p>12.08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5" calcext:value-type="float">
            <text:p>12.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48129032258" calcext:value-type="float">
            <text:p>10.85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0387096774" calcext:value-type="float">
            <text:p>10.31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44" calcext:value-type="float">
            <text:p>9.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483870967742" calcext:value-type="float">
            <text:p>9.094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4025" calcext:value-type="float">
            <text:p>9.34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3625" calcext:value-type="float">
            <text:p>9.9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05" calcext:value-type="float">
            <text:p>9.54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165" calcext:value-type="float">
            <text:p>9.39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3806451613" calcext:value-type="float">
            <text:p>10.23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94838709677" calcext:value-type="float">
            <text:p>12.33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625" calcext:value-type="float">
            <text:p>12.23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248" calcext:value-type="float">
            <text:p>9.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2125" calcext:value-type="float">
            <text:p>9.3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329655172414" calcext:value-type="float">
            <text:p>9.9532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1677419355" calcext:value-type="float">
            <text:p>10.65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725" calcext:value-type="float">
            <text:p>10.3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488" calcext:value-type="float">
            <text:p>9.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735" calcext:value-type="float">
            <text:p>9.2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047741935484" calcext:value-type="float">
            <text:p>9.350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67096774194" calcext:value-type="float">
            <text:p>9.104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552" calcext:value-type="float">
            <text:p>11.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965" calcext:value-type="float">
            <text:p>12.43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77032258065" calcext:value-type="float">
            <text:p>11.857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9793103448" calcext:value-type="float">
            <text:p>12.1709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97161290323" calcext:value-type="float">
            <text:p>11.739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81" calcext:value-type="float">
            <text:p>11.4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475" calcext:value-type="float">
            <text:p>10.27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3125" calcext:value-type="float">
            <text:p>9.76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33677419355" calcext:value-type="float">
            <text:p>10.35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98909090909" calcext:value-type="float">
            <text:p>11.2498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056" calcext:value-type="float">
            <text:p>13.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29" calcext:value-type="float">
            <text:p>15.5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064" calcext:value-type="float">
            <text:p>14.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32857142857" calcext:value-type="float">
            <text:p>11.593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29677419355" calcext:value-type="float">
            <text:p>10.96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0774193548" calcext:value-type="float">
            <text:p>11.484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51" calcext:value-type="float">
            <text:p>10.3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58064516129" calcext:value-type="float">
            <text:p>9.930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2225" calcext:value-type="float">
            <text:p>10.18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925" calcext:value-type="float">
            <text:p>10.4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44" calcext:value-type="float">
            <text:p>11.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725" calcext:value-type="float">
            <text:p>11.89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832" calcext:value-type="float">
            <text:p>10.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555" calcext:value-type="float">
            <text:p>10.11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472" calcext:value-type="float">
            <text:p>9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25935483871" calcext:value-type="float">
            <text:p>9.81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7096774194" calcext:value-type="float">
            <text:p>10.274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2387096774" calcext:value-type="float">
            <text:p>10.00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875" calcext:value-type="float">
            <text:p>9.0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483870967742" calcext:value-type="float">
            <text:p>9.094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43870967742" calcext:value-type="float">
            <text:p>9.7044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175" calcext:value-type="float">
            <text:p>10.1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1225806452" calcext:value-type="float">
            <text:p>11.07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3425" calcext:value-type="float">
            <text:p>12.16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5096774194" calcext:value-type="float">
            <text:p>12.103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990967741936" calcext:value-type="float">
            <text:p>9.969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925" calcext:value-type="float">
            <text:p>10.0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2464516129" calcext:value-type="float">
            <text:p>10.99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9806451613" calcext:value-type="float">
            <text:p>10.84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65" calcext:value-type="float">
            <text:p>9.77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30967741936" calcext:value-type="float">
            <text:p>9.360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928" calcext:value-type="float">
            <text:p>12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43272727273" calcext:value-type="float">
            <text:p>13.4943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98838709677" calcext:value-type="float">
            <text:p>11.729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68888888889" calcext:value-type="float">
            <text:p>9.56168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64" calcext:value-type="float">
            <text:p>15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4" calcext:value-type="float">
            <text:p>14.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320820648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0" meta:object-count="0"/>
    <meta:user-defined meta:name="AppVersion">3.0</meta:user-defined>
  </office:meta>
</office:document-meta>
</file>